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2" style:family="paragraph" style:parent-style-name="Standard" style:list-style-name="WWNum2">
      <style:paragraph-properties fo:margin-left="1in" fo:margin-right="0in" fo:margin-top="0in" fo:margin-bottom="0.139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margin-top="0in" fo:margin-bottom="0.139in" loext:contextual-spacing="false" fo:line-height="100%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.5in" fo:margin-right="0in" fo:margin-top="0in" fo:margin-bottom="0.139in" loext:contextual-spacing="false" fo:line-height="100%" fo:text-indent="0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/>
    </style:style>
    <style:style style:name="T5" style:family="text">
      <style:text-properties fo:color="#980000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s text:c="3"/>Godot Erste Schritte</text:span></text:p>
      <text:p text:style-name="Standard"/>
      <text:list xml:id="list1624640277" text:style-name="WWNum2">
        <text:list-item>
          <text:p text:style-name="P1"><text:span text:style-name="T2">Erstelle einen Spieler</text:span></text:p>
          <text:list>
            <text:list-item>
              <text:p text:style-name="P2">Neue Szene: Reiter links oben “Szene” → “Neue Szene”</text:p>
            </text:list-item>
            <text:list-item>
              <text:p text:style-name="P2">erstelle “+ Other Node” → “RigidBody2D”</text:p>
            </text:list-item>
            <text:list-item>
              <text:p text:style-name="P2">Doppelklick auf neu erzeugten Node, um Namen anzupassen,<text:span text:style-name="T4"> z.B. auf <text:s/>“Spieler”</text:span></text:p>
            </text:list-item>
            <text:list-item>
              <text:p text:style-name="P2">“Szene” → “Szene speichern” → “speichern”</text:p>
            </text:list-item>
          </text:list>
        </text:list-item>
      </text:list>
      <text:p text:style-name="Standard"/>
      <text:p text:style-name="P4"><text:span text:style-name="T4">Eine Spielfigur <text:s/>(Body) besteht aus zwei Elementen: einem Bild (“Sprite”), das das Aussehen festlegt und einer Kollisionsform (“CollisionShape”), das die Grenzen der Figur angibt, an denen andere Figuren anstoßen können</text:span></text:p>
      <text:p text:style-name="Standard"/>
      <text:list xml:id="list34933762876968" text:continue-numbering="true" text:style-name="WWNum2">
        <text:list-item>
          <text:list>
            <text:list-item>
              <text:p text:style-name="P2">Rechtsklick auf <text:span text:style-name="T4">Spieler </text:span>- Node → “Node hier anhängen”</text:p>
            </text:list-item>
            <text:list-item>
              <text:p text:style-name="P2">suche: “Sprite” oder “AnimatedSprite” und erstellen. Dann wähle eine .png-Datei aus dem Dateisystem (unten links) und ziehe sie im Reiter “Inspektor” in das Feld “Texture”<text:line-break/><text:line-break/><text:span text:style-name="T4">Alternativ: ziehe aus dem Bereich “Dateisystem” eine .png-Datei via Drag-and-Drop in das Szenenfenster</text:span></text:p>
            </text:list-item>
            <text:list-item>
              <text:p text:style-name="P2">Rechtsklick auf <text:span text:style-name="T4">Spieler </text:span>- Node → “Node hier anhängen”</text:p>
            </text:list-item>
            <text:list-item>
              <text:p text:style-name="P2">suche: “CollisionShape2D”</text:p>
            </text:list-item>
            <text:list-item>
              <text:p text:style-name="P2">Reiter “Inspektor” (rechts) → “Shape” festlegen (Dropdown-Menu)</text:p>
            </text:list-item>
            <text:list-item>
              <text:p text:style-name="P2">Passe deine gewählte CollisionShape im Szenenfenster auf die Sprite an</text:p>
            </text:list-item>
          </text:list>
        </text:list-item>
        <text:list-item>
          <text:p text:style-name="P1"><text:span text:style-name="T2">Erstelle die Hauptszene</text:span></text:p>
        </text:list-item>
      </text:list>
      <text:p text:style-name="P5"><text:span text:style-name="T4">Die Hauptszene ist die Szene, in der sich alle unsere Objekte bewegen und interagieren. Hier können mehrere Instanzen einer anderen Szene erstellt werden.</text:span></text:p>
      <text:list xml:id="list1480490093" text:style-name="WWNum1">
        <text:list-item>
          <text:p text:style-name="P3">Neue Szene: Reiter links oben “Szene” → “Neue Szene”</text:p>
        </text:list-item>
        <text:list-item>
          <text:p text:style-name="P3">erstelle “Node2D” </text:p>
        </text:list-item>
        <text:list-item>
          <text:p text:style-name="P3">Doppelklick auf neu erzeugten Node, um Namen anzupassen,<text:span text:style-name="T4"> z.B. auf “Main”</text:span></text:p>
        </text:list-item>
        <text:list-item>
          <text:p text:style-name="P3">“Szene” → “Szene speichern” → “speichern”</text:p>
        </text:list-item>
        <text:list-item>
          <text:p text:style-name="P3">Rechtsklick auf Node <text:span text:style-name="T4">“Main” </text:span>→ “Szene hier instantiieren” → wähle entsprechende Szene → “öffnen”</text:p>
        </text:list-item>
        <text:list-item>
          <text:p text:style-name="P3">Wähle das Auswahlwerkzeug und positioniere die neue Instanz im Szenenfenster</text:p>
        </text:list-item>
      </text:list>
      <text:list xml:id="list34934465725113" text:continue-list="list34933762876968" text:style-name="WWNum2">
        <text:list-item>
          <text:p text:style-name="P1"><text:span text:style-name="T2">Projekt abspielen</text:span></text:p>
          <text:list>
            <text:list-item>
              <text:p text:style-name="P2"><text:soft-page-break/>Drücke auf den “Play”-Button oben rechts oder F5</text:p>
            </text:list-item>
            <text:list-item>
              <text:p text:style-name="P2">Wähle die Hauptszene aus:<text:span text:style-name="T4"> “auswählen” → “Main.tscn” → “Öffnen”</text:span></text:p>
            </text:list-item>
          </text:list>
        </text:list-item>
        <text:list-item>
          <text:p text:style-name="P1"><text:span text:style-name="T2">Erstelle ein Hindernis o.ä.</text:span></text:p>
          <text:list>
            <text:list-item>
              <text:p text:style-name="P2">Jedes Objekt in deinem Spiel kann genau so erstellt werden, wie unter <text:span text:style-name="T2">“Erstelle einen Spieler”; </text:span><text:span text:style-name="T5">Achtung! Hindernisse sollten entweder “StaticBody2D”-Nodes sein, oder im Inspector als Modus “Static” festgelegt haben</text:span></text:p>
            </text:list-item>
            <text:list-item>
              <text:p text:style-name="P2">Füge das neu erstellte Objekt / Hindernis in deiner Hauptszene ein: wähle den Szenentab<text:span text:style-name="T4"> “Main”</text:span>, dann Rechtsklick auf Node <text:span text:style-name="T4">“Main” </text:span>→ “Szene hier instantiieren” → wähle entsprechende Szene → “öffnen”</text:p>
            </text:list-item>
          </text:list>
        </text:list-item>
        <text:list-item>
          <text:p text:style-name="P1"><text:span text:style-name="T2">Play-Time! :)</text:span></text:p>
          <text:list>
            <text:list-item>
              <text:p text:style-name="P2">Probiert aus, was Godot noch so zu bieten hat. z.B. Kann dein Spieler bouncen oder schweben <text:span text:style-name="T4">(Tip: Inspektor → PhysicsMaterial)</text:span>? Was passiert wenn unterschiedliche RigidBodys kollidieren? …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  </text:list-item>
          </text:list>
        </text:list-item>
        <text:list-item>
          <text:p text:style-name="P1"><text:span text:style-name="T2">Physics ausschalten</text:span></text:p>
          <text:list>
            <text:list-item>
              <text:p text:style-name="P2">Gehe in Spieler-Szene → rechtsklick auf <text:span text:style-name="T4">“Spieler”</text:span> (RigidBody2D) → “Typ ändern” → “KinematicBody2D” auswähl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376" meta:character-count="2506" meta:non-whitespace-character-count="2166"/>
    <meta:generator>LibreOfficeDev/6.0.5.2$Linux_X86_64 LibreOffice_project/</meta:generator>
  </office:meta>
</office:document-meta>
</file>